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C000001E27178066D.png" manifest:media-type="image/png"/>
  <manifest:file-entry manifest:full-path="Pictures/1000000000000300000000C97436F43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2" style:family="table">
      <style:table-properties style:width="14.088cm" fo:margin-left="1.258cm" fo:margin-top="0cm" fo:margin-bottom="0cm" table:align="left"/>
    </style:style>
    <style:style style:name="Tabla2.A" style:family="table-column">
      <style:table-column-properties style:column-width="2.695cm"/>
    </style:style>
    <style:style style:name="Tabla2.B" style:family="table-column">
      <style:table-column-properties style:column-width="7.408cm"/>
    </style:style>
    <style:style style:name="Tabla2.C" style:family="table-column">
      <style:table-column-properties style:column-width="1.605cm"/>
    </style:style>
    <style:style style:name="Tabla2.D" style:family="table-column">
      <style:table-column-properties style:column-width="2.37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68b3" fo:padding="0.071cm" fo:border="1pt solid #000001">
        <style:background-image/>
      </style:table-cell-properties>
    </style:style>
    <style:style style:name="Tabla2.A2" style:family="table-cell">
      <style:table-cell-properties style:vertical-align="middle" fo:padding="0.071cm" fo:border="1pt solid #000001"/>
    </style:style>
    <style:style style:name="Tabla2.B2" style:family="table-cell">
      <style:table-cell-properties style:vertical-align="middle" fo:padding="0.071cm" fo:border="1pt solid #000001"/>
    </style:style>
    <style:style style:name="Tabla2.C2" style:family="table-cell">
      <style:table-cell-properties style:vertical-align="middle" fo:padding="0.071cm" fo:border="1pt solid #000001"/>
    </style:style>
    <style:style style:name="Tabla2.D2" style:family="table-cell">
      <style:table-cell-properties style:vertical-align="middle" fo:padding="0.071cm" fo:border="1pt solid #000001"/>
    </style:style>
    <style:style style:name="Tabla2.A3" style:family="table-cell">
      <style:table-cell-properties style:vertical-align="middle" fo:padding="0.071cm" fo:border="1pt solid #000001"/>
    </style:style>
    <style:style style:name="Tabla2.B3" style:family="table-cell">
      <style:table-cell-properties style:vertical-align="middle" fo:padding="0.071cm" fo:border="1pt solid #000001"/>
    </style:style>
    <style:style style:name="Tabla2.C3" style:family="table-cell">
      <style:table-cell-properties style:vertical-align="middle" fo:padding="0.071cm" fo:border="1pt solid #000001"/>
    </style:style>
    <style:style style:name="Tabla2.D3" style:family="table-cell">
      <style:table-cell-properties style:vertical-align="middle" fo:padding="0.071cm" fo:border="1pt solid #000001"/>
    </style:style>
    <style:style style:name="Tabla2.A4" style:family="table-cell">
      <style:table-cell-properties style:vertical-align="middle" fo:background-color="#ffffff" fo:padding="0.071cm" fo:border="1pt solid #000001">
        <style:background-image/>
      </style:table-cell-properties>
    </style:style>
    <style:style style:name="Tabla2.C4" style:family="table-cell">
      <style:table-cell-properties style:vertical-align="middle" fo:padding="0.071cm" fo:border="1pt solid #000001"/>
    </style:style>
    <style:style style:name="Tabla2.D4" style:family="table-cell">
      <style:table-cell-properties style:vertical-align="middle" fo:padding="0.071cm" fo:border="1pt solid #000001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DejaVu Serif" fo:font-size="10pt" officeooo:rsid="003433c6" officeooo:paragraph-rsid="00350531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DejaVu Serif" fo:font-size="10pt" fo:font-weight="bold" officeooo:rsid="003433c6" officeooo:paragraph-rsid="003433c6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DejaVu Serif" fo:font-size="10pt" fo:font-weight="bold" officeooo:rsid="003433c6" officeooo:paragraph-rsid="0035053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DejaVu Serif" fo:font-size="10pt" fo:font-weight="bold" officeooo:rsid="003433c6" officeooo:paragraph-rsid="003433c6" style:font-name-asian="Arial Unicode MS" style:font-size-asian="10pt" style:font-weight-asian="bold" style:font-name-complex="Lucida Sans" style:font-size-complex="10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0" fo:widows="0" fo:text-indent="0cm" style:auto-text-indent="false" fo:keep-with-next="auto"/>
      <style:text-properties style:font-name="DejaVu Serif" fo:font-size="10pt" officeooo:rsid="0035fb82" officeooo:paragraph-rsid="0035fb82" style:font-size-asian="10pt" style:font-size-complex="10pt"/>
    </style:style>
    <style:style style:name="P6" style:family="paragraph" style:parent-style-name="Standard">
      <style:paragraph-properties fo:margin-top="0cm" fo:margin-bottom="0.282cm" style:contextual-spacing="false" fo:text-align="justify" style:justify-single-word="false"/>
      <style:text-properties officeooo:paragraph-rsid="00295f64"/>
    </style:style>
    <style:style style:name="P7" style:family="paragraph" style:parent-style-name="Standard">
      <style:paragraph-properties fo:margin-top="0cm" fo:margin-bottom="0.282cm" style:contextual-spacing="false" fo:text-align="justify" style:justify-single-word="false"/>
      <style:text-properties fo:font-variant="normal" fo:text-transform="none" style:font-name="DejaVu Serif" fo:font-size="10pt" officeooo:paragraph-rsid="00295f64" style:font-size-asian="10pt" style:font-size-complex="10pt"/>
    </style:style>
    <style:style style:name="P8" style:family="paragraph" style:parent-style-name="Standard">
      <style:paragraph-properties fo:margin-top="0cm" fo:margin-bottom="0.282cm" style:contextual-spacing="false" fo:text-align="justify" style:justify-single-word="false"/>
      <style:text-properties style:font-name="DejaVu Serif" fo:font-size="10pt" officeooo:paragraph-rsid="00295f64" style:font-size-asian="10pt" style:font-size-complex="10pt"/>
    </style:style>
    <style:style style:name="P9" style:family="paragraph" style:parent-style-name="Standard">
      <style:paragraph-properties fo:margin-top="0cm" fo:margin-bottom="0.282cm" style:contextual-spacing="false" fo:line-height="108%" fo:text-align="justify" style:justify-single-word="false"/>
      <style:text-properties style:font-name="DejaVu Serif" fo:font-size="10pt" officeooo:rsid="00152a0d" officeooo:paragraph-rsid="00295f64" style:font-size-asian="10pt" style:font-size-complex="10pt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ffffff" style:font-name="DejaVu Serif" fo:font-size="10pt" officeooo:rsid="00350531" officeooo:paragraph-rsid="00350531" style:font-size-asian="10pt" style:font-size-complex="10pt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ffffff" style:font-name="DejaVu Serif" fo:font-size="10pt" officeooo:rsid="0035fb82" officeooo:paragraph-rsid="0035fb82" style:font-size-asian="10pt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ffffff" style:font-name="DejaVu Serif" fo:font-size="10pt" officeooo:rsid="0035fb82" officeooo:paragraph-rsid="0035fb82" style:font-size-asian="10pt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erif" fo:font-size="10pt" officeooo:rsid="003e708b" officeooo:paragraph-rsid="003e708b" style:font-size-asian="10pt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erif" fo:font-size="10pt" fo:font-weight="normal" officeooo:paragraph-rsid="00350531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use-window-font-color="true" style:font-name="DejaVu Serif" fo:font-size="10pt" fo:font-weight="bold" officeooo:paragraph-rsid="00278d5f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use-window-font-color="true" style:font-name="DejaVu Serif" fo:font-size="9pt" fo:font-weight="normal" officeooo:rsid="0035fb82" officeooo:paragraph-rsid="003e708b" style:font-size-asian="9pt" style:font-weight-asian="normal" style:font-size-complex="9pt" style:font-weight-complex="normal"/>
    </style:style>
    <style:style style:name="P1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DejaVu Serif" fo:font-size="10pt" fo:font-weight="normal" officeooo:paragraph-rsid="00350531" style:font-size-asian="10pt" style:font-weight-asian="normal" style:font-size-complex="10pt" style:font-weight-complex="normal"/>
    </style:style>
    <style:style style:name="P19" style:family="paragraph" style:parent-style-name="Text_20_body" style:master-page-name="">
      <style:paragraph-properties fo:margin-top="0cm" fo:margin-bottom="0cm" style:contextual-spacing="false" fo:line-height="100%" fo:text-align="center" style:justify-single-word="false" fo:keep-together="always" style:page-number="auto" fo:break-before="auto" fo:break-after="auto" fo:keep-with-next="always"/>
      <style:text-properties style:use-window-font-color="true" style:font-name="DejaVu Serif" fo:font-size="10pt" fo:font-weight="bold" officeooo:paragraph-rsid="00278d5f" style:font-size-asian="10pt" style:font-size-complex="10pt"/>
    </style:style>
    <style:style style:name="P20" style:family="paragraph" style:parent-style-name="Text_20_body" style:master-page-name="">
      <style:paragraph-properties fo:margin-top="0cm" fo:margin-bottom="0cm" style:contextual-spacing="false" fo:line-height="100%" fo:text-align="center" style:justify-single-word="false" fo:keep-together="always" style:page-number="auto" fo:break-before="auto" fo:break-after="auto" fo:keep-with-next="always"/>
      <style:text-properties style:use-window-font-color="true" style:font-name="DejaVu Serif" fo:font-size="10pt" fo:font-weight="bold" officeooo:rsid="00253987" officeooo:paragraph-rsid="0027855c" style:font-size-asian="10pt" style:font-size-complex="10pt"/>
    </style:style>
    <style:style style:name="P21" style:family="paragraph" style:parent-style-name="Title">
      <style:paragraph-properties fo:margin-top="0cm" fo:margin-bottom="0cm" style:contextual-spacing="false" fo:line-height="100%" fo:text-align="justify" style:justify-single-word="false"/>
      <style:text-properties fo:color="#0066cc" style:font-name="DejaVu Serif" fo:font-size="10pt" fo:font-weight="bold" officeooo:rsid="0011f45c" officeooo:paragraph-rsid="0033ca7e" style:font-size-asian="10pt" style:font-weight-asian="bold" style:font-size-complex="10pt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DejaVu Serif" fo:font-size="10pt" fo:font-weight="bold" officeooo:paragraph-rsid="0035fb82" style:font-name-asian="Arial Unicode MS" style:font-size-asian="10pt" style:font-weight-asian="bold" style:font-name-complex="Lucida Sans" style:font-size-complex="10pt" style:font-weight-complex="bold"/>
    </style:style>
    <style:style style:name="P23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DejaVu Serif" fo:font-size="10pt" fo:font-weight="normal" officeooo:rsid="0023c4f0" officeooo:paragraph-rsid="0035fb82" style:font-name-asian="Arial Unicode MS" style:font-size-asian="10pt" style:font-weight-asian="normal" style:font-name-complex="Lucida Sans" style:font-size-complex="10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DejaVu Serif" fo:font-size="10pt" fo:font-weight="bold" officeooo:rsid="003433c6" officeooo:paragraph-rsid="003433c6" style:font-name-asian="Arial Unicode MS" style:font-size-asian="10pt" style:font-weight-asian="bold" style:font-name-complex="Lucida Sans" style:font-size-complex="10pt" style:font-weight-complex="bold"/>
    </style:style>
    <style:style style:name="P25" style:family="paragraph" style:parent-style-name="Standard" style:list-style-name="L1">
      <style:paragraph-properties fo:text-align="justify" style:justify-single-word="false"/>
      <style:text-properties fo:font-variant="normal" fo:text-transform="none" style:font-name="DejaVu Serif" fo:font-size="10pt" officeooo:paragraph-rsid="003433c6" style:font-size-asian="10pt" style:font-size-complex="10pt"/>
    </style:style>
    <style:style style:name="P26" style:family="paragraph" style:parent-style-name="Standard" style:list-style-name="L1" style:master-page-name="">
      <style:paragraph-properties fo:margin-left="0.7cm" fo:margin-right="0cm" fo:text-align="justify" style:justify-single-word="false" fo:text-indent="0cm" style:auto-text-indent="false" style:page-number="auto"/>
      <style:text-properties fo:font-variant="normal" fo:text-transform="none" style:use-window-font-color="true" style:font-name="DejaVu Serif" fo:font-size="10pt" fo:font-weight="bold" officeooo:paragraph-rsid="0035fb82" style:font-name-asian="Arial Unicode MS" style:font-size-asian="10pt" style:font-weight-asian="bold" style:font-name-complex="Lucida Sans" style:font-size-complex="10pt" style:font-weight-complex="bold"/>
    </style:style>
    <style:style style:name="P27" style:family="paragraph" style:parent-style-name="Standard" style:list-style-name="L1">
      <style:paragraph-properties fo:margin-left="0.7cm" fo:margin-right="0cm" fo:text-align="justify" style:justify-single-word="false" fo:text-indent="0cm" style:auto-text-indent="false"/>
      <style:text-properties fo:font-variant="normal" fo:text-transform="none" style:use-window-font-color="true" style:font-name="DejaVu Serif" fo:font-size="10pt" fo:font-weight="bold" officeooo:paragraph-rsid="0035fb82" style:font-name-asian="Arial Unicode MS" style:font-size-asian="10pt" style:font-weight-asian="bold" style:font-name-complex="Lucida Sans" style:font-size-complex="10pt" style:font-weight-complex="bold"/>
    </style:style>
    <style:style style:name="P28" style:family="paragraph" style:parent-style-name="Standard" style:list-style-name="L1">
      <style:paragraph-properties fo:margin-left="0.7cm" fo:margin-right="0cm" fo:text-align="justify" style:justify-single-word="false" fo:text-indent="0cm" style:auto-text-indent="false"/>
      <style:text-properties style:font-name="DejaVu Serif" fo:font-size="10pt" fo:font-weight="normal" officeooo:paragraph-rsid="0035fb82" style:font-name-asian="Arial Unicode MS" style:font-size-asian="10pt" style:font-weight-asian="normal" style:font-name-complex="Lucida Sans" style:font-size-complex="10pt" style:font-weight-complex="normal"/>
    </style:style>
    <style:style style:name="P29" style:family="paragraph" style:parent-style-name="Standard" style:list-style-name="L1" style:master-page-name="">
      <style:paragraph-properties fo:margin-left="1.401cm" fo:margin-right="0cm" fo:text-align="justify" style:justify-single-word="false" fo:text-indent="0cm" style:auto-text-indent="false" style:page-number="auto"/>
      <style:text-properties style:font-name="DejaVu Serif" fo:font-size="10pt" officeooo:paragraph-rsid="0035fb82" style:font-size-asian="10pt" style:font-size-complex="10pt"/>
    </style:style>
    <style:style style:name="P30" style:family="paragraph" style:parent-style-name="Standard" style:list-style-name="L1">
      <style:paragraph-properties fo:margin-top="0cm" fo:margin-bottom="0.282cm" style:contextual-spacing="false" fo:text-align="justify" style:justify-single-word="false"/>
      <style:text-properties style:font-name="DejaVu Serif" fo:font-size="10pt" officeooo:paragraph-rsid="0035fb82" style:font-size-asian="10pt" style:font-size-complex="10pt"/>
    </style:style>
    <style:style style:name="P31" style:family="paragraph" style:parent-style-name="Standard" style:list-style-name="L1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variant="normal" fo:text-transform="none" style:use-window-font-color="true" style:font-name="DejaVu Serif" fo:font-size="10pt" fo:font-weight="bold" officeooo:rsid="003433c6" officeooo:paragraph-rsid="00350531" style:font-name-asian="Arial Unicode MS" style:font-size-asian="10pt" style:font-weight-asian="bold" style:font-name-complex="Lucida Sans" style:font-size-complex="10pt" style:font-weight-complex="bold"/>
    </style:style>
    <style:style style:name="P32" style:family="paragraph" style:parent-style-name="Standard" style:list-style-name="L1" style:master-page-name="">
      <style:paragraph-properties fo:margin-left="0cm" fo:margin-right="0cm" fo:text-align="justify" style:justify-single-word="false" fo:text-indent="0cm" style:auto-text-indent="false" style:page-number="auto"/>
      <style:text-properties style:font-name="DejaVu Serif" fo:font-size="10pt" officeooo:paragraph-rsid="00350531" style:font-size-asian="10pt" style:font-size-complex="10pt"/>
    </style:style>
    <style:style style:name="P33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DejaVu Serif" fo:font-size="10pt" officeooo:paragraph-rsid="0035fb82" style:font-size-asian="10pt" style:font-size-complex="10pt"/>
    </style:style>
    <style:style style:name="P34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DejaVu Serif" fo:font-size="10pt" officeooo:paragraph-rsid="00350531" style:font-size-asian="10pt" style:font-size-complex="10pt"/>
    </style:style>
    <style:style style:name="P35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DejaVu Serif" fo:font-size="10pt" officeooo:rsid="0033ca7e" officeooo:paragraph-rsid="00387e88" style:font-size-asian="10pt" style:font-size-complex="10pt"/>
    </style:style>
    <style:style style:name="P36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DejaVu Serif" fo:font-size="10pt" officeooo:rsid="0033ca7e" officeooo:paragraph-rsid="0037592b" style:font-size-asian="10pt" style:font-size-complex="10pt"/>
    </style:style>
    <style:style style:name="P37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DejaVu Serif" fo:font-size="10pt" officeooo:rsid="00387e88" officeooo:paragraph-rsid="00387e88" style:font-size-asian="10pt" style:font-size-complex="10pt"/>
    </style:style>
    <style:style style:name="P38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DejaVu Serif" fo:font-size="10pt" officeooo:rsid="0039e5ce" officeooo:paragraph-rsid="0039e5ce" style:font-size-asian="10pt" style:font-size-complex="10pt"/>
    </style:style>
    <style:style style:name="P39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DejaVu Serif" fo:font-size="10pt" fo:font-weight="bold" officeooo:rsid="003433c6" officeooo:paragraph-rsid="00350531" style:font-name-asian="Arial Unicode MS" style:font-size-asian="10pt" style:font-weight-asian="bold" style:font-name-complex="Lucida Sans" style:font-size-complex="10pt" style:font-weight-complex="bold"/>
    </style:style>
    <style:style style:name="P40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DejaVu Serif" fo:font-size="10pt" fo:font-weight="bold" officeooo:rsid="00387e88" officeooo:paragraph-rsid="00350531" style:font-name-asian="Arial Unicode MS" style:font-size-asian="10pt" style:font-weight-asian="bold" style:font-name-complex="Lucida Sans" style:font-size-complex="10pt" style:font-weight-complex="bold"/>
    </style:style>
    <style:style style:name="P41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DejaVu Serif" fo:font-size="10pt" fo:font-weight="bold" officeooo:rsid="00387e88" officeooo:paragraph-rsid="00387e88" style:font-name-asian="Arial Unicode MS" style:font-size-asian="10pt" style:font-weight-asian="bold" style:font-name-complex="Lucida Sans" style:font-size-complex="10pt" style:font-weight-complex="bold"/>
    </style:style>
    <style:style style:name="P42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DejaVu Serif" fo:font-size="10pt" fo:font-weight="bold" officeooo:rsid="0039e5ce" officeooo:paragraph-rsid="0039e5ce" style:font-name-asian="Arial Unicode MS" style:font-size-asian="10pt" style:font-weight-asian="bold" style:font-name-complex="Lucida Sans" style:font-size-complex="10pt" style:font-weight-complex="bold"/>
    </style:style>
    <style:style style:name="P43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DejaVu Serif" fo:font-size="10pt" fo:font-weight="bold" officeooo:paragraph-rsid="0037592b" style:font-name-asian="Arial Unicode MS" style:font-size-asian="10pt" style:font-weight-asian="bold" style:font-name-complex="Lucida Sans" style:font-size-complex="10pt" style:font-weight-complex="bold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DejaVu Serif" fo:font-size="10pt" fo:font-weight="bold" officeooo:rsid="002f9115" officeooo:paragraph-rsid="00350531" style:font-name-asian="Arial Unicode MS" style:font-size-asian="10pt" style:font-weight-asian="bold" style:font-name-complex="Lucida Sans" style:font-size-complex="10pt" style:font-weight-complex="bold"/>
    </style:style>
    <style:style style:name="P45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DejaVu Serif" fo:font-size="10pt" fo:font-weight="bold" officeooo:rsid="00350531" officeooo:paragraph-rsid="00350531" style:font-name-asian="Arial Unicode MS" style:font-size-asian="10pt" style:font-weight-asian="bold" style:font-name-complex="Lucida Sans" style:font-size-complex="10pt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0" fo:widows="0" fo:text-indent="0cm" style:auto-text-indent="false" fo:keep-with-next="auto"/>
      <style:text-properties style:font-name="DejaVu Serif" fo:font-size="10pt" officeooo:rsid="0041c3f6" officeooo:paragraph-rsid="0041c3f6" style:font-size-asian="10pt" style:font-size-complex="10pt"/>
    </style:style>
    <style:style style:name="P47" style:family="paragraph" style:parent-style-name="Heading_20_1" style:list-style-name="L1">
      <style:paragraph-properties fo:margin-top="0cm" fo:margin-bottom="0.353cm" style:contextual-spacing="false" fo:line-height="100%" fo:text-align="justify" style:justify-single-word="false"/>
      <style:text-properties officeooo:paragraph-rsid="00350531"/>
    </style:style>
    <style:style style:name="T1" style:family="text">
      <style:text-properties officeooo:rsid="00253987"/>
    </style:style>
    <style:style style:name="T2" style:family="text">
      <style:text-properties officeooo:rsid="0011f45c"/>
    </style:style>
    <style:style style:name="T3" style:family="text">
      <style:text-properties fo:color="#000000" style:font-name="DejaVu Serif" fo:font-size="10pt" fo:font-weight="normal" officeooo:rsid="00295f64" style:font-name-asian="Calibri" style:font-size-asian="10pt" style:font-weight-asian="normal" style:font-name-complex="Calibri" style:font-size-complex="10pt"/>
    </style:style>
    <style:style style:name="T4" style:family="text">
      <style:text-properties fo:color="#1155cc" style:font-name="DejaVu Serif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officeooo:rsid="00295f64"/>
    </style:style>
    <style:style style:name="T6" style:family="text">
      <style:text-properties officeooo:rsid="002a6119"/>
    </style:style>
    <style:style style:name="T7" style:family="text">
      <style:text-properties officeooo:rsid="002d7824"/>
    </style:style>
    <style:style style:name="T8" style:family="text">
      <style:text-properties fo:font-variant="normal" fo:text-transform="none" style:use-window-font-color="true"/>
    </style:style>
    <style:style style:name="T9" style:family="text">
      <style:text-properties fo:font-variant="normal" fo:text-transform="none" style:use-window-font-color="true" fo:font-weight="normal" officeooo:rsid="003433c6" style:font-name-asian="Arial Unicode MS" style:font-weight-asian="normal" style:font-name-complex="Lucida Sans" style:font-weight-complex="normal"/>
    </style:style>
    <style:style style:name="T10" style:family="text">
      <style:text-properties fo:font-variant="normal" fo:text-transform="none" style:use-window-font-color="true" fo:font-weight="normal" officeooo:rsid="002e72a4" style:font-name-asian="Arial Unicode MS" style:font-weight-asian="normal" style:font-name-complex="Lucida Sans" style:font-weight-complex="normal"/>
    </style:style>
    <style:style style:name="T11" style:family="text">
      <style:text-properties fo:font-variant="normal" fo:text-transform="none" style:use-window-font-color="true" fo:font-weight="normal" officeooo:rsid="00350531" style:font-name-asian="Arial Unicode MS" style:font-weight-asian="normal" style:font-name-complex="Lucida Sans" style:font-weight-complex="normal"/>
    </style:style>
    <style:style style:name="T12" style:family="text">
      <style:text-properties fo:font-variant="normal" fo:text-transform="none" style:use-window-font-color="true" fo:font-weight="normal" officeooo:rsid="002f9115" style:font-name-asian="Arial Unicode MS" style:font-weight-asian="normal" style:font-name-complex="Lucida Sans" style:font-weight-complex="normal"/>
    </style:style>
    <style:style style:name="T13" style:family="text">
      <style:text-properties fo:font-variant="normal" fo:text-transform="none" style:use-window-font-color="true" officeooo:rsid="0033ca7e"/>
    </style:style>
    <style:style style:name="T14" style:family="text">
      <style:text-properties fo:font-variant="normal" fo:text-transform="none" style:use-window-font-color="true" officeooo:rsid="0011f45c"/>
    </style:style>
    <style:style style:name="T15" style:family="text">
      <style:text-properties officeooo:rsid="002e72a4"/>
    </style:style>
    <style:style style:name="T16" style:family="text">
      <style:text-properties style:font-name-asian="Arial" style:font-name-complex="Arial"/>
    </style:style>
    <style:style style:name="T17" style:family="text">
      <style:text-properties officeooo:rsid="002f9115"/>
    </style:style>
    <style:style style:name="T18" style:family="text">
      <style:text-properties officeooo:rsid="003207e2"/>
    </style:style>
    <style:style style:name="T19" style:family="text">
      <style:text-properties style:use-window-font-color="true" style:font-name="DejaVu Serif" fo:font-size="10pt" fo:font-weight="normal" officeooo:rsid="00350531" style:font-size-asian="10pt" style:font-weight-asian="normal" style:font-size-complex="10pt" style:font-weight-complex="normal"/>
    </style:style>
    <style:style style:name="T20" style:family="text">
      <style:text-properties style:use-window-font-color="true" style:font-name="DejaVu Serif" fo:font-size="10pt" fo:font-weight="normal" officeooo:rsid="003207e2" style:font-size-asian="10pt" style:font-weight-asian="normal" style:font-size-complex="10pt" style:font-weight-complex="normal"/>
    </style:style>
    <style:style style:name="T21" style:family="text">
      <style:text-properties style:use-window-font-color="true" style:font-name="DejaVu Serif" fo:font-size="9pt" fo:font-weight="normal" officeooo:rsid="003207e2" style:font-size-asian="9pt" style:font-weight-asian="normal" style:font-size-complex="9pt" style:font-weight-complex="normal"/>
    </style:style>
    <style:style style:name="T22" style:family="text">
      <style:text-properties style:use-window-font-color="true" style:font-name="DejaVu Serif" fo:font-size="9pt" fo:font-weight="normal" officeooo:rsid="00350531" style:font-size-asian="9pt" style:font-weight-asian="normal" style:font-size-complex="9pt" style:font-weight-complex="normal"/>
    </style:style>
    <style:style style:name="T23" style:family="text">
      <style:text-properties officeooo:rsid="00350531"/>
    </style:style>
    <style:style style:name="T24" style:family="text">
      <style:text-properties officeooo:rsid="0035fb82"/>
    </style:style>
    <style:style style:name="T25" style:family="text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T26" style:family="text">
      <style:text-properties style:font-name="DejaVu Serif" fo:font-size="10pt" fo:font-weight="normal" officeooo:rsid="002e72a4" style:font-size-asian="10pt" style:font-weight-asian="normal" style:font-size-complex="10pt" style:font-weight-complex="normal"/>
    </style:style>
    <style:style style:name="T27" style:family="text">
      <style:text-properties style:font-name="DejaVu Serif" fo:font-size="10pt" fo:font-weight="normal" officeooo:rsid="003207e2" style:font-size-asian="10pt" style:font-weight-asian="normal" style:font-size-complex="10pt" style:font-weight-complex="normal"/>
    </style:style>
    <style:style style:name="T28" style:family="text">
      <style:text-properties style:font-name="DejaVu Serif" fo:font-size="10pt" style:font-size-asian="10pt" style:font-size-complex="10pt"/>
    </style:style>
    <style:style style:name="T29" style:family="text">
      <style:text-properties officeooo:rsid="0039e5ce"/>
    </style:style>
    <style:style style:name="T30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<text:s/></text:span>Consejo para las Tecnologías de Información y Comunicación del Estado Plurinacional de Bolivia </text:p>
      <text:p text:style-name="P15">(CTIC-EPB)</text:p>
      <text:p text:style-name="P15"/>
      <text:p text:style-name="P20"><text:span text:style-name="T15">Metodología </text:span>Grupo de Interoperabilidad</text:p>
      <text:p text:style-name="P21"><text:s/></text:p>
      <text:list xml:id="list7631805714876166783" text:style-name="L1">
        <text:list-item>
          <text:p text:style-name="P26">Introducción</text:p>
          <text:p text:style-name="P27"/>
          <text:p text:style-name="P29">El <text:span text:style-name="T2">Grupo de Interopebiliad del </text:span>Consejo para las Tecnologías de Información y Comunicación del Estado Plurinacional de Bolivia (CTIC-EPB), <text:span text:style-name="T5">e</text:span>st<text:span text:style-name="T2">a</text:span> conformado por <text:span text:style-name="T18">respresentantes de un </text:span>institución <text:span text:style-name="T18">pública </text:span>del Estado. Con el objetivo de coordinar de manera eficiente <text:span text:style-name="T7">los</text:span> trabajo<text:span text:style-name="T7">s del grupo, s</text:span>e espera que <text:span text:style-name="T5">este espacio </text:span>se convierta en un espacio para la generación de un debate abierto y constructivo <text:span text:style-name="T5">de Interoperabilidad.</text:span></text:p>
          <text:list>
            <text:list-item>
              <text:list>
                <text:list-item>
                  <text:list>
                    <text:list-header>
                      <text:p text:style-name="P28"/>
                    </text:list-header>
                  </text:list>
                </text:list-item>
              </text:list>
            </text:list-item>
          </text:list>
        </text:list-item>
        <text:list-item>
          <text:p text:style-name="P22"><text:span text:style-name="T13"><text:s/></text:span><text:span text:style-name="T8">Objetivos del </text:span><text:span text:style-name="T14">Grupo</text:span><text:span text:style-name="T8"> </text:span></text:p>
          <text:p text:style-name="P22"/>
          <text:p text:style-name="P23">El grupo de interoperabilidad del CTIC-EPB elaborará estándares técnicos y semánticos destinados a asegurar la interoperabilidad entre las entidades del Estado Plurinacional de Bolivia.</text:p>
        </text:list-item>
      </text:list>
      <text:p text:style-name="P4"/>
      <text:list xml:id="list202229483300595" text:continue-numbering="true" text:style-name="L1">
        <text:list-item>
          <text:p text:style-name="P24">Mecanismos de Comunicación</text:p>
          <text:p text:style-name="P24"/>
          <text:h text:style-name="P47" text:outline-level="1"><text:span text:style-name="T3">Virtual:</text:span><text:span text:style-name="T19">Los miembros del grupo de trabajo </text:span><text:span text:style-name="T20">tendrán <text:s/>acceso a los documentos oficiales, los datos de los representantes suscritos correos electronicos el calendario de </text:span><text:span text:style-name="T21">reuniones, entre otros en la sigui</text:span><text:span text:style-name="T22">e</text:span><text:span text:style-name="T21">nte pagina web <text:s/></text:span><text:a xlink:type="simple" xlink:href="http://www.ctic.gob.bo/"><text:span text:style-name="T30">http://www.ctic.gob.bo/</text:span></text:a><text:span text:style-name="T21"> , w</text:span><text:span text:style-name="T20">ordPres y el owncloud también se ha creado una lista </text:span><text:span text:style-name="T25">de correos para enviar mensajes a todos los representantes del grupo </text:span><text:span text:style-name="T26">al siguiente </text:span><text:span text:style-name="T25">mail : <text:line-break/></text:span><text:a xlink:type="simple" xlink:href="mailto:interoperabilidad@listas.agetic.gob.bo"><text:span text:style-name="T25">interoperabilidad@listas.agetic.gob.bo</text:span></text:a><text:span text:style-name="T25"><text:line-break/>Tod</text:span><text:span text:style-name="T27">a</text:span><text:span text:style-name="T25"> la información para el trabajo interno del grupo ser</text:span><text:span text:style-name="T27">á</text:span><text:span text:style-name="T25"> centralizada en el “pad” siguiente <text:s/></text:span><text:span text:style-name="T27">e</text:span><text:span text:style-name="T25">s un espacio dinámico, donde invitamos todos y todas a contribuir. <text:line-break/></text:span><text:a xlink:type="simple" xlink:href="https://www.ctic.gob.bo/etherpad/p/interoperabilidad"><text:span text:style-name="T25">https://www.ctic.gob.bo/etherpad/p/interoperabilidad</text:span></text:a></text:h>
          <text:p text:style-name="P30"><text:span text:style-name="T5">Secciones </text:span>Presencial<text:span text:style-name="T5">es:Se realizarán las reuniones presenciales cuando se concideren necesarias y cuando se tengan productos a ser validados l</text:span>a convocatoria a cada una de las reuniones <text:span text:style-name="T6">presenciales</text:span> estará a cargo <text:span text:style-name="T15">de</text:span> la secretaría técnica quien convocará por vía electrónica a los miembros de<text:span text:style-name="T15">l grupos</text:span> e interesados. Es importante señalar que todas las actividades del <text:span text:style-name="T6">grupo de trabajo</text:span> son públicas y por transparencia todos los documentos serán publicados en el sitio web oficial.</text:p>
        </text:list-item>
        <text:list-item>
          <text:p text:style-name="P24">Cronograma </text:p>
        </text:list-item>
      </text:list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0"><text:s/><text:span text:style-name="T24">Reuniones</text:span></text:p>
          </table:table-cell>
          <table:table-cell table:style-name="Tabla2.A1" office:value-type="string">
            <text:p text:style-name="P11">Actividades</text:p>
          </table:table-cell>
          <table:table-cell table:style-name="Tabla2.A1" office:value-type="string">
            <text:p text:style-name="P12">Inicio </text:p>
          </table:table-cell>
          <table:table-cell table:style-name="Tabla2.A1" office:value-type="string">
            <text:p text:style-name="P12">Finalización</text:p>
          </table:table-cell>
        </table:table-row>
        <table:table-row table:style-name="Tabla2.1">
          <table:table-cell table:style-name="Tabla2.A2" office:value-type="string">
            <text:p text:style-name="P46">Seguimiento</text:p>
          </table:table-cell>
          <table:table-cell table:style-name="Tabla2.B2" office:value-type="string">
            <text:p text:style-name="P16">Revisión de las propuestas de metodología y de plan de trabajo del grupo</text:p>
          </table:table-cell>
          <table:table-cell table:style-name="Tabla2.C2" office:value-type="string">
            <text:p text:style-name="P5">20/5/16</text:p>
          </table:table-cell>
          <table:table-cell table:style-name="Tabla2.D2" office:value-type="string">
            <text:p text:style-name="P5">20/5/15</text:p>
          </table:table-cell>
        </table:table-row>
        <table:table-row table:style-name="Tabla2.1">
          <table:table-cell table:style-name="Tabla2.A3" office:value-type="string">
            <text:p text:style-name="P46">Seguimiento</text:p>
          </table:table-cell>
          <table:table-cell table:style-name="Tabla2.B3" office:value-type="string">
            <text:p text:style-name="P18"/>
            <text:p text:style-name="P17">Revisión de la lista de servicios de interoperabilidad existentes</text:p>
            <text:p text:style-name="P17"/>
            <text:p text:style-name="P14"/>
          </table:table-cell>
          <table:table-cell table:style-name="Tabla2.C3" office:value-type="string">
            <text:p text:style-name="P5">20/5/16</text:p>
          </table:table-cell>
          <table:table-cell table:style-name="Tabla2.D3" office:value-type="string">
            <text:p text:style-name="P5">20/5/15</text:p>
          </table:table-cell>
        </table:table-row>
        <table:table-row table:style-name="Tabla2.1">
          <table:table-cell table:style-name="Tabla2.A4" office:value-type="string">
            <text:p text:style-name="P46">Seguimiento</text:p>
          </table:table-cell>
          <table:table-cell table:style-name="Tabla2.A4" office:value-type="string">
            <text:p text:style-name="P13">Revisión de la Lista de Servicios de interoperabilidad requeridos</text:p>
          </table:table-cell>
          <table:table-cell table:style-name="Tabla2.C4" office:value-type="string">
            <text:p text:style-name="P5">20/5/16</text:p>
          </table:table-cell>
          <table:table-cell table:style-name="Tabla2.D4" office:value-type="string">
            <text:p text:style-name="P5">20/5/15</text:p>
          </table:table-cell>
        </table:table-row>
      </table:table>
      <text:p text:style-name="P3"/>
      <text:p text:style-name="P2"/>
      <text:list xml:id="list202229644592753" text:continue-numbering="true" text:style-name="L1">
        <text:list-item>
          <text:p text:style-name="P31"><text:soft-page-break/>Participantes</text:p>
          <text:p text:style-name="P32"/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3"><text:span text:style-name="T23">Miembros:</text:span>La participación <text:span text:style-name="T24">de los representantes de las instituciones públicas </text:span>en <text:span text:style-name="T15">el grupo</text:span> requerirá la acreditación por parte de la instituci<text:span text:style-name="T15">ón</text:span> <text:span text:style-name="T15">a la que representa</text:span>, donde cada miembro deberá participar de acuerdo a las funciones establecidas en el reglamento <text:span text:style-name="T29">del CTIC-EPB</text:span>.</text:p>
                          <text:p text:style-name="P33"/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34"><text:span text:style-name="T9">Sociedad civil:Cualquier ciudadano puede participar de las actividades del </text:span><text:span text:style-name="T10">grupo de de trabajo</text:span><text:span text:style-name="T9"> los aportes e ideas podrán ser consideradas </text:span><text:span text:style-name="T10">por el grupo.</text:span><text:span text:style-name="T9">Sin embargo, de acuerdo al </text:span><text:span text:style-name="T10">R</text:span><text:span text:style-name="T9">eglamento de funcionamiento </text:span><text:span text:style-name="T10">del CTIC-EPB</text:span><text:span text:style-name="T9"> los participantes externos solamente tendrá derecho a voz pero no voto.</text:span></text:p>
          <text:p text:style-name="P39"/>
        </text:list-item>
        <text:list-item>
          <text:p text:style-name="P40">Quórum</text:p>
          <text:p text:style-name="P39"/>
          <text:p text:style-name="P35">La Aprobación de los ducumentos y productos se la hará de manera unanime y con los miembros presentes </text:p>
        </text:list-item>
        <text:list-item>
          <text:p text:style-name="P41">Votación </text:p>
          <text:p text:style-name="P37">se contará como válido únicamente un (1) voto por cada institución según reglamento del CTIC-EPB. se reconocerá la siguiente votación </text:p>
          <text:p text:style-name="P36">-Afirmativo; </text:p>
          <text:p text:style-name="P36">-Negativo; y</text:p>
          <text:p text:style-name="P36">-Abstención.</text:p>
        </text:list-item>
        <text:list-item>
          <text:p text:style-name="P42">Orden del día</text:p>
          <text:p text:style-name="P38">El Orden del Día detallará los puntos a ser tratados o discutidos durante la sesión del grupo seŕa propuesto por la secretaría técnica y aprobado por <text:s/>el Moderador del grupo de trabajo.</text:p>
          <text:p text:style-name="P43"/>
        </text:list-item>
        <text:list-item>
          <text:p text:style-name="P39">Roles de los participantes</text:p>
          <text:p text:style-name="P34"/>
          <text:p text:style-name="P34">Miembros:Los miembros d<text:span text:style-name="T15">el grupo de t</text:span>rabajo pueden participar según las funciones establecidas en el reglamento de funcionamiento del <text:span text:style-name="T15">CTIC-EPB</text:span> para formular propuestas de <text:span text:style-name="T29">estandres técnicos y semanticos para asegurar la interoperabilidad con las entidades Estatales </text:span>y normativa relacionada<text:span text:style-name="T18">s con el grupo.</text:span></text:p>
          <text:p text:style-name="P34"/>
          <text:p text:style-name="P34">Moderador:Presentar<text:span text:style-name="T15">á</text:span> el tema y los objetivos del debate a los participantes,<text:span text:style-name="T15">tambien debe </text:span>brindar los lineamientos para la exposición, discusión, apertura de debate y cierre de los temas deberá facilitar la elaboración de un plan de trabajo del Grupo. </text:p>
          <text:p text:style-name="P34"/>
          <text:p text:style-name="P34">Secretaría técnica:Apoyar<text:span text:style-name="T23">á </text:span>y coadyuvar<text:span text:style-name="T23">á</text:span> <text:span text:style-name="T16">en la organización,coordinación de las actividades solicitadas por el </text:span>plenario <text:span text:style-name="T17">del</text:span> grupo de trabajo <text:span text:style-name="T23">y</text:span> <text:span text:style-name="T18">co</text:span>nvoc<text:span text:style-name="T18">ará </text:span>a <text:span text:style-name="T18">las</text:span> sesiones.</text:p>
          <text:p text:style-name="P34"/>
          <text:p text:style-name="P34">Participantes externos:<text:span text:style-name="T11">Sociedad civil interesada en aportar sobre est</text:span><text:span text:style-name="T12">e</text:span><text:span text:style-name="T11"> temas a lo largo de las actividades del </text:span><text:span text:style-name="T12">grupo.</text:span></text:p>
        </text:list-item>
      </text:list>
      <text:p text:style-name="P44"/>
      <text:list xml:id="list202228444184009" text:continue-numbering="true" text:style-name="L1">
        <text:list-item>
          <text:p text:style-name="P45">Contactos</text:p>
          <text:p text:style-name="P25"/>
        </text:list-item>
      </text:list>
      <text:p text:style-name="P7">En caso de existir consultas, se puede establecer contacto co<text:span text:style-name="T23">n la secretaria Técnica</text:span>:</text:p>
      <text:p text:style-name="P8">Dirección: calle 9 de obrajes N° 104 <text:s/>edificio Ministerio de Deportes piso 4</text:p>
      <text:p text:style-name="P8">teléfono: 2128706-int.1011</text:p>
      <text:p text:style-name="P6"><text:span text:style-name="T28">sitio web: </text:span><text:a xlink:type="simple" xlink:href="http://www.ctic.gob.bo/" text:style-name="Internet_20_link"><text:span text:style-name="T4">http://www.ctic.gob.bo</text:span></text:a><text:span text:style-name="T28"> </text:span></text:p>
      <text:p text:style-name="P9">email: ctic@agetic.gob.b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Text_20_Body" style:display-name="Text Body" style:family="paragraph" style:parent-style-name="Normal1" style:default-outline-level="">
      <style:paragraph-properties fo:margin-top="0cm" fo:margin-bottom="0.247cm" style:contextual-spacing="false" fo:line-height="120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fo:font-variant="normal" fo:text-transform="none" fo:color="#0068b3" style:text-line-through-style="none" style:text-line-through-type="none" style:text-position="0% 100%" fo:font-size="10pt" fo:font-style="normal" style:text-underline-style="none" fo:font-weight="bold" style:font-name-asian="Times New Roman" style:font-family-asian="'Times New Roman'" style:font-family-generic-asian="system" style:font-pitch-asian="variable" style:font-size-asian="10pt" style:font-style-asian="normal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" style:display-name="ListLabel 5" style:family="text">
      <style:text-properties fo:font-size="8pt" style:text-underline-style="none" style:font-size-asian="8pt" style:font-size-complex="8pt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fo:font-size="8pt" style:text-underline-style="none" fo:font-weight="normal" style:font-size-asian="8pt" style:font-weight-asian="normal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margin-left="0.885cm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5" text:style-name="ListLabel_20_2" style:num-suffix="." style:num-format="1" text:display-levels="5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6" text:style-name="ListLabel_20_2" style:num-suffix="." style:num-format="1" text:display-levels="6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7" text:style-name="ListLabel_20_2" style:num-suffix="." style:num-format="1" text:display-levels="7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8" text:style-name="ListLabel_20_2" style:num-suffix="." style:num-format="1" text:display-levels="8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9" text:style-name="ListLabel_20_2" style:num-suffix="." style:num-format="1" text:display-levels="9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" style:num-suffix="●" text:bullet-char="●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10.319cm" svg:y="-0.993cm" svg:width="6.872cm" svg:height="1.799cm" draw:z-index="1"><draw:image xlink:href="Pictures/1000000000000300000000C97436F43D.jpg" xlink:type="simple" xlink:show="embed" xlink:actuate="onLoad"/></draw:frame><draw:frame draw:style-name="Mfr2" draw:name="Image1" text:anchor-type="paragraph" svg:x="-0.231cm" svg:y="-0.804cm" svg:width="5.036cm" svg:height="2.498cm" draw:z-index="3"><draw:image xlink:href="Pictures/10000201000003CC000001E27178066D.png" xlink:type="simple" xlink:show="embed" xlink:actuate="onLoad"/></draw:frame></text:p>
      </style:header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7:39:16.483847000</meta:creation-date>
    <dc:date>2016-05-13T20:22:27.528268254</dc:date>
    <meta:editing-duration>PT2H35M18S</meta:editing-duration>
    <meta:editing-cycles>19</meta:editing-cycles>
    <meta:generator>LibreOffice/4.2.8.2$Linux_X86_64 LibreOffice_project/48d50dbfc06349262c9d50868e5c1f630a573ebd</meta:generator>
    <dc:creator>covale </dc:creator>
    <meta:document-statistic meta:table-count="1" meta:image-count="2" meta:object-count="0" meta:page-count="2" meta:paragraph-count="51" meta:word-count="644" meta:character-count="4456" meta:non-whitespace-character-count="3851"/>
  </office:meta>
</office:document-meta>
</file>